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variants-register"/>Invariants Register<text:bookmark-end text:name="invariants-register"/></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0/invariants-register" office:name=""><text:span text:style-name="Definition">https://blueprint.ecohubs.community/articles/rcos-templates/layer-0/invaria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3-invariants" office:name=""><text:span text:style-name="Definition">§2.3</text:span></text:a>, <text:a xlink:type="simple" xlink:href="https://blueprint.ecohubs.community/articles/rcos-core/v0-1/layer-0-identity-scope#25-artifacts" office:name=""><text:span text:style-name="Definition">§2.5</text:span></text:a></text:p>
        </text:list-item>
      </text:list>
      <text:p text:style-name="P3">Invariants are constraints that MUST NOT be violated while they are in force. No decision, role, process, or emergency measure may override an invariant. If a conflict arises between an invariant and any other rule, the invariant prevails.</text:p>
      <text:p text:style-name="Horizontal_20_Line"/>
      <text:h text:style-name="Heading_20_2" text:outline-level="2"><text:bookmark-start text:name="active-invariants"/>Active Invariants<text:bookmark-end text:name="active-invariants"/></text:h>
      <text:p text:style-name="First_20_paragraph"><text:span text:style-name="T2">RCOS clauses: </text:span><text:a xlink:type="simple" xlink:href="https://blueprint.ecohubs.community/articles/rcos-core/v0-1/layer-0-identity-scope#23-invariants" office:name=""><text:span text:style-name="Definition"><text:span text:style-name="T2">2.3.1</text:span></text:span></text:a><text:span text:style-name="T2">, </text:span><text:a xlink:type="simple" xlink:href="https://blueprint.ecohubs.community/articles/rcos-core/v0-1/layer-0-identity-scope#23-invariants" office:name=""><text:span text:style-name="Definition"><text:span text:style-name="T2">2.3.2</text:span></text:span></text:a><text:span text:style-name="T2">, </text:span><text:a xlink:type="simple" xlink:href="https://blueprint.ecohubs.community/articles/rcos-core/v0-1/layer-0-identity-scope#23-invariants" office:name=""><text:span text:style-name="Definition"><text:span text:style-name="T2">2.3.3</text:span></text:span></text:a><text:span text:style-name="T2">, </text:span><text:a xlink:type="simple" xlink:href="https://blueprint.ecohubs.community/articles/rcos-core/v0-1/layer-0-identity-scope#23-invariants" office:name=""><text:span text:style-name="Definition"><text:span text:style-name="T2">2.3.4</text:span></text:span></text:a><text:span text:style-name="T2">, </text:span><text:a xlink:type="simple" xlink:href="https://blueprint.ecohubs.community/articles/rcos-core/v0-1/layer-0-identity-scope#23-invariants" office:name=""><text:span text:style-name="Definition"><text:span text:style-name="T2">2.3.5</text:span></text:span></text:a><text:span text:style-name="T2">, </text:span><text:a xlink:type="simple" xlink:href="https://blueprint.ecohubs.community/articles/rcos-core/v0-1/layer-0-identity-scope#23-invariants" office:name=""><text:span text:style-name="Definition"><text:span text:style-name="T2">2.3.6</text:span></text:span></text:a></text:p>
      <text:p text:style-name="P4"><text:span text:style-name="T1">Rationale — Why are invariants unoverridable</text:span></text:p>
      <text:p text:style-name="P4">Invariants are the hard floor of the system — the things that must hold true even under pressure, emergency, or a popular vote. If any decision, role, or crisis measure could override them, they would stop being constraints and become preferences. Listing them explicitly and binding them across every layer is what makes the governance system trustworthy under stress, not just on calm days.</text:p>
      <text:p text:style-name="P5"><text:span text:style-name="T1">Instructions — How to fill this in</text:span></text:p>
      <text:p text:style-name="P5">Each invariant is a hard constraint. Keep them few, specific, and absolute — phrased so that any violation is unambiguously identifiable. Common categories: purpose protection, authority traceability, exit rights, ideological neutrality, non-extraction, safety primac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D</text:p>
            </table:table-cell>
            <table:table-cell table:style-name="TableHeaderRowCell" office:value-type="string">
              <text:p text:style-name="Table_20_Heading">Invariant</text:p>
            </table:table-cell>
            <table:table-cell table:style-name="TableHeaderRowCell" office:value-type="string">
              <text:p text:style-name="Table_20_Heading">Added</text:p>
            </table:table-cell>
            <table:table-cell table:style-name="TableHeaderRowCell" office:value-type="string">
              <text:p text:style-name="Table_20_Heading">Decision record</text:p>
            </table:table-cell>
          </table:table-row>
        </table:table-header-rows>
        <table:table-row>
          <table:table-cell table:style-name="TableRowCell" office:value-type="string">
            <text:p text:style-name="Table_20_Contents">INV-001</text:p>
          </table:table-cell>
          <table:table-cell table:style-name="TableRowCell" office:value-type="string">
            <text:p text:style-name="Table_20_Contents"><text:span text:style-name="T2">&lt;Invariant statement, e.g. The primary purpose may never be overridden by any operational or strategic decision, role, or emergency measur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2</text:p>
          </table:table-cell>
          <table:table-cell table:style-name="TableRowCell" office:value-type="string">
            <text:p text:style-name="Table_20_Contents"><text:span text:style-name="T2">&lt;Invariant statement, e.g. Authority must always be explicit and traceable to the governance system — no person or role may hold or exercise undeclared authority.&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3</text:p>
          </table:table-cell>
          <table:table-cell table:style-name="TableRowCell" office:value-type="string">
            <text:p text:style-name="Table_20_Contents"><text:span text:style-name="T2">&lt;Invariant statement, e.g. Exit from the community must always be possible and must never be blocked, penalised, or made conditional beyond what is defined in Layer 1.&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4</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5</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6</text:p>
          </table:table-cell>
          <table:table-cell table:style-name="TableRowCell" office:value-type="string">
            <text:p text:style-name="Table_20_Contents"><text:span text:style-name="T2">&lt;Invariant statement, e.g. Physical, psychological, and child safety always override participation rights, role continuity, and reputational concerns.&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
      <text:p text:style-name="Horizontal_20_Line"/>
      <text:h text:style-name="Heading_20_2" text:outline-level="2"><text:bookmark-start text:name="ratification-record"/>Ratification Record<text:bookmark-end text:name="ratification-record"/></text:h>
      <text:list text:style-name="L3">
        <text:list-item>
          <text:p text:style-name="P6"><text:span text:style-name="T1">Adopted:</text:span> </text:p>
        </text:list-item>
        <text:list-item>
          <text:p text:style-name="P6"><text:span text:style-name="T1">Decision type:</text:span> Constitutional</text:p>
        </text:list-item>
        <text:list-item>
          <text:p text:style-name="P6"><text:span text:style-name="T1">Version:</text:span> </text:p>
        </text:list-item>
        <text:list-item>
          <text:p text:style-name="P6"><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7Z</meta:creation-date>
    <dc:date>2026-04-27T22:01:07Z</dc:date>
    <meta:user-defined meta:name="title-meta" meta:value-type="string">Invariants Register</meta:user-defined>
  </office:meta>
</office:document-meta>
</file>